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line-height="150%" fo:text-indent="0cm" style:auto-text-indent="false"/>
    </style:style>
    <style:style style:name="P3" style:family="paragraph" style:parent-style-name="Text_20_body" style:list-style-name="WWNum7">
      <style:paragraph-properties fo:margin-left="0cm" fo:margin-right="0cm" fo:line-height="150%" fo:text-indent="0cm" style:auto-text-indent="false">
        <style:tab-stops>
          <style:tab-stop style:position="0.751cm"/>
        </style:tab-stops>
      </style:paragraph-properties>
    </style:style>
    <style:style style:name="P4" style:family="paragraph" style:parent-style-name="Text_20_body" style:list-style-name="WWNum7">
      <style:paragraph-properties fo:margin-left="0.751cm" fo:margin-right="0cm" fo:line-height="150%" fo:text-indent="-0.751cm" style:auto-text-indent="false">
        <style:tab-stops>
          <style:tab-stop style:position="0.751cm"/>
        </style:tab-stops>
      </style:paragraph-properties>
    </style:style>
    <style:style style:name="P5" style:family="paragraph" style:parent-style-name="Text_20_body">
      <style:paragraph-properties fo:margin-left="0.751cm" fo:margin-right="0cm" fo:line-height="150%" fo:text-indent="0cm" style:auto-text-indent="false"/>
    </style:style>
    <style:style style:name="P6" style:family="paragraph" style:parent-style-name="Text_20_body">
      <style:paragraph-properties fo:margin-left="0.751cm" fo:margin-right="0cm" fo:line-height="150%" fo:text-indent="0cm" style:auto-text-indent="false">
        <style:tab-stops>
          <style:tab-stop style:position="1.251cm"/>
        </style:tab-stops>
      </style:paragraph-properties>
    </style:style>
    <style:style style:name="P7" style:family="paragraph" style:parent-style-name="Heading_20_4">
      <style:paragraph-properties fo:margin-left="0cm" fo:margin-right="0cm" fo:text-indent="0.513cm" style:auto-text-indent="fals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ing_20_5">
      <style:paragraph-properties fo:margin-top="0.353cm" fo:margin-bottom="0cm"/>
    </style:style>
    <style:style style:name="P10" style:family="paragraph" style:parent-style-name="Heading_20_5">
      <style:paragraph-properties fo:margin-top="0cm" fo:margin-bottom="0.212cm"/>
    </style:style>
    <style:style style:name="P11" style:family="paragraph" style:parent-style-name="Heading_20_5">
      <style:paragraph-properties fo:margin-top="0.049cm" fo:margin-bottom="0.212cm" fo:break-before="page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005cm" style:auto-text-indent="false"/>
    </style:style>
    <style:style style:name="P14" style:family="paragraph" style:parent-style-name="Standard">
      <style:paragraph-properties fo:margin-left="0cm" fo:margin-right="0cm" fo:line-height="150%" fo:text-indent="1.005cm" style:auto-text-indent="false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005cm" style:auto-text-indent="false"/>
      <style:text-properties fo:color="#000000" fo:font-size="14pt" style:font-size-asian="14pt" style:font-size-complex="14pt"/>
    </style:style>
    <style:style style:name="P16" style:family="paragraph" style:parent-style-name="Standard" style:master-page-name="First_20_Page">
      <style:paragraph-properties fo:margin-left="0cm" fo:margin-right="0cm" fo:line-height="150%" fo:text-align="center" style:justify-single-word="false" fo:text-indent="1.005cm" style:auto-text-indent="false" style:page-number="auto"/>
    </style:style>
    <style:style style:name="P17" style:family="paragraph" style:parent-style-name="Standard">
      <style:paragraph-properties fo:margin-left="11.377cm" fo:margin-right="0cm" fo:line-height="150%" fo:text-indent="1.005cm" style:auto-text-indent="false"/>
    </style:style>
    <style:style style:name="P18" style:family="paragraph" style:parent-style-name="Standard">
      <style:paragraph-properties fo:margin-left="0.25cm" fo:margin-right="0cm" fo:line-height="100%" fo:text-indent="0cm" style:auto-text-indent="false" fo:background-color="#f2f2f2">
        <style:tab-stops>
          <style:tab-stop style:position="0.25cm"/>
        </style:tab-stops>
        <style:background-image/>
      </style:paragraph-properties>
    </style:style>
    <style:style style:name="P19" style:family="paragraph" style:parent-style-name="Standard">
      <style:paragraph-properties fo:margin-left="0.25cm" fo:margin-right="0cm" fo:line-height="100%" fo:text-indent="0cm" style:auto-text-indent="false" fo:background-color="#f2f2f2">
        <style:tab-stops>
          <style:tab-stop style:position="0.25cm"/>
        </style:tab-stops>
        <style:background-image/>
      </style:paragraph-properties>
      <style:text-properties style:font-name="Consolas" fo:font-size="12pt" fo:language="en" fo:country="US" style:font-size-asian="12pt" style:font-name-complex="Consolas1" style:font-size-complex="12pt"/>
    </style:style>
    <style:style style:name="P20" style:family="paragraph" style:parent-style-name="Standard">
      <style:paragraph-properties fo:margin-left="0.25cm" fo:margin-right="0cm" fo:line-height="100%" fo:text-indent="0cm" style:auto-text-indent="false" fo:background-color="#f2f2f2">
        <style:tab-stops>
          <style:tab-stop style:position="0.25cm"/>
        </style:tab-stops>
        <style:background-image/>
      </style:paragraph-properties>
      <style:text-properties style:font-name="Consolas" fo:font-size="12pt" style:font-size-asian="12pt" style:font-name-complex="Consolas1" style:font-size-complex="12pt"/>
    </style:style>
    <style:style style:name="P21" style:family="paragraph" style:parent-style-name="Standard">
      <style:paragraph-properties fo:margin-left="0.25cm" fo:margin-right="0cm" fo:line-height="100%" fo:text-indent="0cm" style:auto-text-indent="false" fo:background-color="#f2f2f2">
        <style:tab-stops>
          <style:tab-stop style:position="0.25cm"/>
        </style:tab-stops>
        <style:background-image/>
      </style:paragraph-properties>
      <style:text-properties style:font-name="Arial1" fo:font-size="9pt" fo:language="en" fo:country="US" fo:font-weight="bold" style:font-size-asian="9pt" style:font-weight-asian="bold" style:font-name-complex="F" style:font-size-complex="9pt" style:font-style-complex="italic" style:font-weight-complex="bold"/>
    </style:style>
    <style:style style:name="P22" style:family="paragraph" style:parent-style-name="Standard" style:list-style-name="WWNum1">
      <style:paragraph-properties fo:margin-left="0.25cm" fo:margin-right="0cm" fo:margin-top="0cm" fo:margin-bottom="0.423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P23" style:family="paragraph" style:parent-style-name="Standard">
      <style:paragraph-properties fo:margin-top="0cm" fo:margin-bottom="0cm" fo:line-height="100%">
        <style:tab-stops/>
      </style:paragraph-properties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25" style:family="paragraph" style:parent-style-name="Standard" style:list-style-name="WWNum1">
      <style:paragraph-properties fo:margin-left="0cm" fo:margin-right="0cm" fo:margin-top="0cm" fo:margin-bottom="0.423cm" fo:line-height="150%" fo:text-align="justify" style:justify-single-word="false" fo:text-indent="0cm" style:auto-text-indent="false">
        <style:tab-stops>
          <style:tab-stop style:position="0.751cm"/>
          <style:tab-stop style:position="1.251cm"/>
        </style:tab-stops>
      </style:paragraph-properties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style:font-name="Consolas" fo:font-size="12pt" style:font-size-asian="12pt" style:font-name-complex="Consolas1" style:font-size-complex="12pt"/>
    </style:style>
    <style:style style:name="T7" style:family="text">
      <style:text-properties style:font-name="Consolas" fo:font-size="12pt" fo:language="en" fo:country="US" style:font-size-asian="12pt" style:font-name-complex="Consolas1" style:font-size-complex="12pt"/>
    </style:style>
    <style:style style:name="T8" style:family="text">
      <style:text-properties style:font-name="Consolas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oBack"/><text:span text:style-name="T1">МИНИСТЕРСТВО ОБРАЗОВАНИЯ И НАУКИ РОССИЙСКОЙ ФЕДЕРАЦИИ</text:span></text:p>
      <text:p text:style-name="P13"><text:span text:style-name="T1">федеральное государственное бюджетное образовательное учреждение высшего профессионального образования</text:span></text:p>
      <text:p text:style-name="P13"><text:span text:style-name="T2">«УЛЬЯНОВСКИЙ ГОСУДАРСТВЕННЫЙ ТЕХНИЧЕСКИЙ УНИВЕРСИТЕТ»</text:span></text:p>
      <text:p text:style-name="P13"><text:span text:style-name="T1">Кафедра «Вычислительная техника»</text:span></text:p>
      <text:p text:style-name="P14"/>
      <text:p text:style-name="P14"/>
      <text:p text:style-name="P15"/>
      <text:p text:style-name="P13"><text:span text:style-name="T1">Лабораторная работа №1 по дисциплине</text:span></text:p>
      <text:p text:style-name="P13"><text:span text:style-name="T1">«Методы и средства защиты компьютерной информации»</text:span></text:p>
      <text:p text:style-name="P13"><text:span text:style-name="T3">Хеширование паролей. Генераторы случайных чисел</text:span></text:p>
      <text:p text:style-name="P13"><text:span text:style-name="T1">Вариант 14: Генератор Парка-Миллера</text:span></text:p>
      <text:p text:style-name="P24"/>
      <text:p text:style-name="P15"/>
      <text:p text:style-name="P17"><text:span text:style-name="T1">Выполнил:</text:span></text:p>
      <text:p text:style-name="P17"><text:span text:style-name="T1">ст. группы ЭВМд-41</text:span></text:p>
      <text:p text:style-name="P17"><text:span text:style-name="T1">Логинов А.Ю.</text:span></text:p>
      <text:p text:style-name="P17"><text:span text:style-name="T1">Проверил:</text:span></text:p>
      <text:p text:style-name="P17"><text:span text:style-name="T1">доцент кафедры ВТ</text:span></text:p>
      <text:p text:style-name="P17"><text:span text:style-name="T1">Мартынов А.И.</text:span></text:p>
      <text:p text:style-name="P15"/>
      <text:p text:style-name="P15"/>
      <text:p text:style-name="P13"><text:span text:style-name="T1">Ульяновск 2012 г.</text:span></text:p>
      <text:h text:style-name="P7" text:outline-level="4"><text:soft-page-break/>Изучить алгоритмы хеширования паролей</text:h>
      <text:list xml:id="list386755596" text:style-name="WWNum1">
        <text:list-header>
          <text:p text:style-name="P22"><text:span text:style-name="T4">1. <text:s/>Изучить известные алгоритмы работы генераторов случайных чисел;</text:span></text:p>
          <text:p text:style-name="P22"><text:span text:style-name="T4">2. Реализовать свой упрощенный вариант алгоритма хеширования пароля согласно варианту;</text:span></text:p>
          <text:p text:style-name="P22"><text:span text:style-name="T4">3. Реализовать свой алгоритм генератора случайных чисел согласно варианту;</text:span></text:p>
          <text:p text:style-name="P25"><text:span text:style-name="T4"><text:s/>4. Проанализировать выходную последовательность, выдаваемую генератором при различных параметрах.</text:span></text:p>
        </text:list-header>
      </text:list>
      <text:h text:style-name="Heading_20_1" text:outline-level="1"/>
      <text:h text:style-name="P9" text:outline-level="5">Описание используемых алгоритмов</text:h>
      <text:h text:style-name="P10" text:outline-level="5">Хэширование</text:h>
      <text:p text:style-name="P2"><text:span text:style-name="T4">Пусть — строка, хэш которой необходимо получить. В используемом алгоритме выполняются следующие действия:</text:span></text:p>
      <text:list xml:id="list498712120" text:style-name="WWNum7">
        <text:list-item>
          <text:list>
            <text:list-item>
              <text:list>
                <text:list-item>
                  <text:p text:style-name="P4"><text:span text:style-name="T4">Приведение </text:span><text:s/><text:span text:style-name="T4">к виду , то есть в конец строки добавляется ноль. Это позволяет получать хороший (сильно отличающийся) хэш даже для строки из одного символа.</text:span></text:p>
                </text:list-item>
              </text:list>
            </text:list-item>
          </text:list>
        </text:list-item>
        <text:list-item>
          <text:p text:style-name="P3"><text:span text:style-name="T4">Получение зерна по формуле</text:span></text:p>
        </text:list-item>
      </text:list>
      <text:p text:style-name="P6"><text:span text:style-name="T4">, <text:line-break/>где — искомое зерно для ГСЧ;<text:line-break/> — ASCII-код i-го символа строки;<text:line-break/> — ближайшее к размеру алфавита простое число (в данной лабораторной работе — 257).</text:span></text:p>
      <text:list xml:id="list2059603578" text:continue-numbering="true" text:style-name="WWNum7">
        <text:list-item>
          <text:p text:style-name="P3"><text:span text:style-name="T4">Получение хэша по следующей формуле:</text:span></text:p>
        </text:list-item>
      </text:list>
      <text:p text:style-name="P5"><text:span text:style-name="T4">,<text:line-break/>где — искомый хэш;<text:line-break/> — i-й символ хэша;</text:span></text:p>
      <text:p text:style-name="P5"><text:span text:style-name="T4"><text:s/>— i-е случайное число из ГСПЧ;</text:span></text:p>
      <text:p text:style-name="P5"><text:soft-page-break/>()<text:span text:style-name="T4"> — преобразование к шестнадцатеричному виду;</text:span></text:p>
      <text:p text:style-name="P5"><text:span text:style-name="T5">mod</text:span><text:span text:style-name="T4"> — остаток от деления;</text:span></text:p>
      <text:p text:style-name="P5"><text:s/><text:span text:style-name="T4">— получение </text:span><text:span text:style-name="T5">ASCII</text:span><text:span text:style-name="T4">-кода </text:span><text:span text:style-name="T5">i</text:span><text:span text:style-name="T4">-го символа исходной строки;</text:span></text:p>
      <text:p text:style-name="P1"/>
      <text:h text:style-name="Heading_20_5" text:outline-level="5">Генератор Парка-Миллера</text:h>
      <text:p text:style-name="Standard">Самая простая последовательность, которую можно предложить для реализации генератора равномерного распределения:</text:p>
      <text:p text:style-name="Standard"/>
      <text:p text:style-name="Standard">Константы были предложены Park и Miller:</text:p>
      <text:p text:style-name="Standard">a=75=16807 (MINSTD), m=231-1=2147483647 (число Мерсена)</text:p>
      <text:p text:style-name="P12">Использование этих констант позволяет получить последовательность с очень большим (в рамках решаемой задачи) периодом.</text:p>
      <text:p text:style-name="P12">Листинг программы</text:p>
      <text:p text:style-name="P21"><text:span text:style-name="T8"># park_miller_generate.rb </text:span></text:p>
      <text:p text:style-name="P21"><text:span text:style-name="T8">class ParkMiller <text:s/></text:span></text:p>
      <text:p text:style-name="P21"><text:span text:style-name="T8"><text:s text:c="2"/>@@last = 0</text:span></text:p>
      <text:p text:style-name="P21"><text:span text:style-name="T8"><text:s text:c="2"/>def pm_hash(pwd, length=32)</text:span></text:p>
      <text:p text:style-name="P21"><text:span text:style-name="T8"><text:s text:c="4"/>unless pwd.length</text:span></text:p>
      <text:p text:style-name="P21"><text:span text:style-name="T8"><text:s text:c="6"/>puts "String may not be empty"</text:span></text:p>
      <text:p text:style-name="P21"><text:span text:style-name="T8"><text:s text:c="6"/>return 0</text:span></text:p>
      <text:p text:style-name="P21"><text:span text:style-name="T8"><text:s text:c="4"/>end</text:span></text:p>
      <text:p text:style-name="P21"><text:span text:style-name="T8"><text:s text:c="4"/>puts "String is: #{pwd}"</text:span></text:p>
      <text:p text:style-name="P21"><text:span text:style-name="T8"><text:s text:c="4"/>pwd += '0'</text:span></text:p>
      <text:p text:style-name="P21"><text:span text:style-name="T8"><text:s text:c="4"/>puts "Generating seed..."</text:span></text:p>
      <text:p text:style-name="P21"><text:span text:style-name="T8"><text:s text:c="4"/>@@last = self.sum_asci(pwd)</text:span></text:p>
      <text:p text:style-name="P21"><text:span text:style-name="T8"><text:s text:c="4"/>puts "Generating seed: #{self.sum_asci(pwd)}"</text:span></text:p>
      <text:p text:style-name="P21"><text:span text:style-name="T8"><text:s text:c="4"/>result = ""</text:span></text:p>
      <text:p text:style-name="P21"><text:span text:style-name="T8"><text:s text:c="4"/>puts "Generating number..."</text:span></text:p>
      <text:p text:style-name="P21"><text:span text:style-name="T8"><text:s text:c="4"/>for i in 0...length</text:span></text:p>
      <text:p text:style-name="P21"><text:span text:style-name="T8"><text:s text:c="8"/>result += (((pwd[i % pwd.length]).ord + self.park_miller) % <text:tab/><text:tab/><text:tab/> 15).to_s(16)</text:span></text:p>
      <text:p text:style-name="P21"><text:span text:style-name="T8"><text:s text:c="8"/>puts "generate_seed =: #{self.park_miller}"</text:span></text:p>
      <text:p text:style-name="P21"><text:span text:style-name="T8"><text:s text:c="4"/>end</text:span></text:p>
      <text:p text:style-name="P21"><text:span text:style-name="T8"><text:s text:c="4"/>return result</text:span></text:p>
      <text:p text:style-name="P21"><text:span text:style-name="T8"><text:s text:c="2"/>end</text:span></text:p>
      <text:p text:style-name="P21"><text:span text:style-name="T8"/></text:p>
      <text:p text:style-name="P21"><text:soft-page-break/><text:span text:style-name="T8"># hash.rb </text:span></text:p>
      <text:p text:style-name="P21"><text:span text:style-name="T8">require "./park_miller_generate"</text:span></text:p>
      <text:p text:style-name="P21"><text:span text:style-name="T8">puts "input pwd"</text:span></text:p>
      <text:p text:style-name="P21"><text:span text:style-name="T8">string = gets.chomp</text:span></text:p>
      <text:p text:style-name="P21"><text:span text:style-name="T8">s = ParkMiller.new()</text:span></text:p>
      <text:p text:style-name="P21"><text:span text:style-name="T8">puts "Generating hash..."</text:span></text:p>
      <text:p text:style-name="P21"><text:span text:style-name="T8">puts "Hash generated: #{s.pm_hash(string)}"</text:span></text:p>
      <text:p text:style-name="P21"><text:span text:style-name="T8"/></text:p>
      <text:h text:style-name="P11" text:outline-level="5">Выводы</text:h>
      <text:p text:style-name="Standard">Генератор Парка-Миллера является частным случаем линейного конгруэнтного ГПСЧ. Особенностью линейного конгруэнтного метода является то, что полученная последовательность статистически неотличима от случайной последовательности натуральных чисел, если её параметры правильно подобраны.</text:p>
      <text:p text:style-name="Standard">Однако, все элементы этой последовательности в данном случае однозначно определяются параметром <text:s/>– зерном. Если криптоаналитик знает об использовании линейного конгруэнтного метода с известными параметрами, то известной становится вся последовательность чисел. Даже если криптоаналитик знает только лишь об использовании линейного конгруэнтного метода, то информация о небольшой части последовательности достаточна для выявления параметров метода и всех последующих элементов последовательности. Поэтому, хотя линейный конгруэнтный метод порождает статистически хорошую псевдослучайную последовательность чисел, он не является криптографически стойким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fo:line-height="150%" fo:orphans="2" fo:widows="2" style:writing-mode="lr-tb">
        <style:tab-stops>
          <style:tab-stop style:position="0cm"/>
        </style:tab-stops>
      </style:paragraph-properties>
      <style:text-properties style:use-window-font-color="true" fo:font-size="14pt" style:font-size-asian="14pt" style:font-size-complex="14pt"/>
    </style:style>
    <style:style style:name="Title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fo:text-indent="1.251cm" style:auto-text-indent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.212cm" fo:keep-together="always" fo:keep-with-next="always"/>
      <style:text-properties fo:font-size="16pt" fo:font-weight="bold" style:font-size-asian="16pt" style:font-weight-asian="bold" style:font-name-complex="F" style:font-size-complex="10.5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cm" fo:margin-right="0cm" fo:margin-top="0.353cm" fo:margin-bottom="0.212cm" fo:keep-together="always" fo:text-indent="-0.501cm" style:auto-text-indent="false" fo:keep-with-next="always"/>
      <style:text-properties style:font-name="Arial1" fo:font-weight="bold" style:font-weight-asian="bold" style:font-name-complex="F" style:font-size-complex="10.5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Mangal" style:font-size-complex="7pt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Заголовок_20_3_20_Знак" style:display-name="Заголовок 3 Знак" style:family="text" style:parent-style-name="Default_20_Paragraph_20_Font">
      <style:text-properties fo:font-size="16pt" fo:font-weight="bold" style:font-size-asian="16pt" style:font-weight-asian="bold" style:font-name-complex="F" style:font-size-complex="10.5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Arial1" fo:font-size="14pt" fo:font-weight="bold" style:font-size-asian="14pt" style:font-weight-asian="bold" style:font-name-complex="F" style:font-size-complex="10.5pt" style:font-style-complex="italic" style:font-weight-complex="bold"/>
    </style:style>
    <style:style style:name="ListLabel_20_1" style:display-name="ListLabel 1" style:family="text">
      <style:text-properties style:font-name-asian="Droid Sans" style:font-name-complex="Lohit Hindi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643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643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— <text:page-number text:select-page="current">5</text:page-number> —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eitve</meta:initial-creator>
    <dc:creator>Андрей Логинов</dc:creator>
    <meta:editing-cycles>28</meta:editing-cycles>
    <meta:print-date>2012-10-06T06:40:00</meta:print-date>
    <meta:creation-date>2012-09-02T21:57:00</meta:creation-date>
    <dc:date>2012-12-01T11:25:15</dc:date>
    <meta:editing-duration>PT14H51M39S</meta:editing-duration>
    <meta:generator>OpenOffice.org/3.3$Unix OpenOffice.org_project/330m20$Build-9567</meta:generator>
    <meta:document-statistic meta:table-count="0" meta:image-count="0" meta:object-count="0" meta:page-count="5" meta:paragraph-count="70" meta:word-count="439" meta:character-count="36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